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sale.party.lang, currency=sal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description&gt;</text:placeholder></text:p>
            <text:p text:style-name="P5"><text:soft-page-break/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69" meta:word-count="169" meta:character-count="1882"/>
    <meta:user-defined meta:name="Info 1"/>
    <meta:user-defined meta:name="Info 2"/>
    <meta:user-defined meta:name="Info 3"/>
    <meta:user-defined meta:name="Info 4"/>
  </office:meta>
</office:document-meta>
</file>